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8DCE1BF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53cm, 0cm, 3.627cm, 6.082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76cm" loext:decorative="false"/>
      <style:paragraph-properties style:writing-mode="lr-tb"/>
    </style:style>
    <style:style style:name="gr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006cm" svg:height="17.457cm" svg:x="0.961cm" svg:y="2.147cm">
          <draw:image xlink:href="Pictures/1000000000000FC000000BD08DCE1BF9.jpg" xlink:type="simple" xlink:show="embed" xlink:actuate="onLoad" draw:mime-type="image/jpeg">
            <text:p/>
          </draw:image>
        </draw:frame>
        <draw:frame draw:style-name="gr2" draw:text-style-name="P2" draw:layer="layout" svg:width="2.691cm" svg:height="0.962cm" svg:x="6.175cm" svg:y="18.391cm">
          <draw:text-box>
            <text:p>Hole #1</text:p>
          </draw:text-box>
        </draw:frame>
        <draw:frame draw:style-name="gr3" draw:text-style-name="P2" draw:layer="layout" svg:width="3.042cm" svg:height="0.962cm" svg:x="13.413cm" svg:y="16.627cm">
          <draw:text-box>
            <text:p>Hole #17</text:p>
          </draw:text-box>
        </draw:frame>
        <draw:frame draw:style-name="gr3" draw:text-style-name="P2" draw:layer="layout" svg:width="3.042cm" svg:height="0.962cm" svg:x="17.487cm" svg:y="15.252cm">
          <draw:text-box>
            <text:p>Hole #25</text:p>
          </draw:text-box>
        </draw:frame>
        <draw:frame draw:style-name="gr3" draw:text-style-name="P2" draw:layer="layout" svg:width="3.042cm" svg:height="0.962cm" svg:x="22.779cm" svg:y="13.929cm">
          <draw:text-box>
            <text:p>Hole #41</text:p>
          </draw:text-box>
        </draw:frame>
        <draw:line draw:style-name="gr4" draw:text-style-name="P1" draw:layer="layout" svg:x1="7.21cm" svg:y1="18.323cm" svg:x2="6.372cm" svg:y2="17.595cm">
          <text:p/>
        </draw:line>
        <draw:line draw:style-name="gr5" draw:text-style-name="P1" draw:layer="layout" svg:x1="14.706cm" svg:y1="16.691cm" svg:x2="14.133cm" svg:y2="15.544cm">
          <text:p/>
        </draw:line>
        <draw:line draw:style-name="gr6" draw:text-style-name="P1" draw:layer="layout" svg:x1="17.991cm" svg:y1="15.258cm" svg:x2="17.617cm" svg:y2="14.795cm">
          <text:p/>
        </draw:line>
        <draw:line draw:style-name="gr7" draw:text-style-name="P1" draw:layer="layout" svg:x1="23.724cm" svg:y1="14.045cm" svg:x2="23.861cm" svg:y2="13.082cm">
          <text:p/>
        </draw:line>
        <draw:frame draw:style-name="gr8" draw:text-style-name="P2" draw:layer="layout" svg:width="4.6cm" svg:height="3.095cm" svg:x="7.022cm" svg:y="9.851cm">
          <draw:text-box>
            <text:p>Note: this crossbar should be at hole #16</text:p>
          </draw:text-box>
        </draw:frame>
        <draw:line draw:style-name="gr9" draw:text-style-name="P1" draw:layer="layout" svg:x1="10.013cm" svg:y1="12.415cm" svg:x2="12.639cm" svg:y2="12.04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6:58:47.416912916</meta:creation-date>
    <dc:date>2025-10-13T10:56:41.275645333</dc:date>
    <meta:editing-duration>PT6M59S</meta:editing-duration>
    <meta:editing-cycles>3</meta:editing-cycles>
    <meta:generator>LibreOffice/24.2.7.2$Linux_X86_64 LibreOffice_project/420$Build-2</meta:generator>
    <meta:document-statistic meta:object-count="11"/>
  </office:meta>
</office:document-meta>
</file>